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 Medium" svg:font-family="'G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5e8ac7" draw:textarea-horizontal-align="justify" draw:textarea-vertical-align="middle" draw:auto-grow-height="false" fo:min-height="19.34cm" fo:min-width="25.44cm"/>
    </style:style>
    <style:style style:name="gr2" style:family="graphic" style:parent-style-name="standard">
      <style:graphic-properties draw:fill-color="#dddddd" draw:textarea-horizontal-align="justify" draw:textarea-vertical-align="top" draw:auto-grow-height="false" fo:min-height="4.195cm" fo:min-width="5.21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274cm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0.783cm" fo:min-width="1.676cm"/>
    </style:style>
    <style:style style:name="gr7" style:family="graphic" style:parent-style-name="standard">
      <style:graphic-properties draw:fill-color="#ed1c24" draw:textarea-horizontal-align="justify" draw:textarea-vertical-align="middle" draw:auto-grow-height="false" fo:min-height="0.668cm" fo:min-width="1.688cm"/>
    </style:style>
    <style:style style:name="gr8" style:family="graphic" style:parent-style-name="standard" style:list-style-name="L2">
      <style:graphic-properties draw:fill-color="#dddddd" draw:textarea-horizontal-align="justify" draw:textarea-vertical-align="middle" draw:auto-grow-height="false" fo:min-height="0.766cm" fo:min-width="5.322cm"/>
    </style:style>
    <style:style style:name="gr9" style:family="graphic" style:parent-style-name="standard" style:list-style-name="L2">
      <style:graphic-properties draw:fill-color="#dddddd" draw:textarea-horizontal-align="justify" draw:textarea-vertical-align="middle" draw:auto-grow-height="false" fo:min-height="0.766cm" fo:min-width="5.32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8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05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99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47cm" fo:min-width="0cm"/>
    </style:style>
    <style:style style:name="P1" style:family="paragraph">
      <loext:graphic-properties draw:fill-color="#5e8ac7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dddddd"/>
      <style:paragraph-properties fo:text-align="start"/>
      <style:text-properties fo:color="#666666" style:font-name="Go Medium"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color="#ffffff" style:font-name="Go Medium"/>
    </style:style>
    <style:style style:name="P6" style:family="paragraph">
      <style:paragraph-properties fo:text-align="center"/>
    </style:style>
    <style:style style:name="P7" style:family="paragraph">
      <loext:graphic-properties draw:fill-color="#00a65d"/>
      <style:paragraph-properties fo:text-align="center"/>
      <style:text-properties fo:color="#ffffff" style:font-name="Go Medium"/>
    </style:style>
    <style:style style:name="P8" style:family="paragraph">
      <loext:graphic-properties draw:fill-color="#ed1c24"/>
      <style:paragraph-properties fo:text-align="center"/>
      <style:text-properties fo:color="#ffffff" style:font-name="Go Medium"/>
    </style:style>
    <style:style style:name="P9" style:family="paragraph">
      <style:paragraph-properties fo:margin-left="0cm" fo:margin-right="0cm" fo:margin-top="0.1cm" fo:margin-bottom="0.1cm" fo:line-height="100%" fo:text-align="start" fo:text-indent="0cm"/>
    </style:style>
    <style:style style:name="P10" style:family="paragraph">
      <loext:graphic-properties draw:fill-color="#dddddd"/>
      <style:paragraph-properties fo:margin-left="0cm" fo:margin-right="0cm" fo:margin-top="0.1cm" fo:margin-bottom="0.1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AR PL SungtiL GB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 draw:fill-color="#ffffff"/>
      <style:text-properties fo:color="#ce181e" style:font-name="Go Medium"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666666" style:font-name="Go Medium" fo:font-size="12pt" style:font-size-asian="12pt" style:font-size-complex="12pt"/>
    </style:style>
    <style:style style:name="T2" style:family="text">
      <style:text-properties fo:color="#ffffff" style:font-name="Go Medium"/>
    </style:style>
    <style:style style:name="T3" style:family="text">
      <style:text-properties fo:font-variant="normal" fo:text-transform="none" fo:color="#666666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AR PL SungtiL GB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ce181e" style:font-name="Go Medium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94cm" svg:height="19.59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715cm" svg:height="4.445cm" svg:x="7.223cm" svg:y="9.812cm">
          <text:p text:style-name="P2"><text:span text:style-name="T1">Results: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2.684cm" svg:y1="10.053cm" svg:x2="12.684cm" svg:y2="9.926cm">
          <text:p/>
        </draw:line>
        <draw:line draw:style-name="gr4" draw:text-style-name="P4" draw:layer="layout" svg:x1="12.393cm" svg:y1="9.798cm" svg:x2="12.393cm" svg:y2="14.372cm">
          <text:p/>
        </draw:line>
        <draw:frame draw:style-name="gr5" draw:text-style-name="P5" draw:layer="layout" svg:width="5.842cm" svg:height="1.524cm" svg:x="7.223cm" svg:y="5.572cm">
          <draw:text-box>
            <text:p><text:span text:style-name="T2">Get meetings</text:span></text:p>
          </draw:text-box>
        </draw:frame>
        <draw:frame draw:style-name="gr5" draw:text-style-name="P5" draw:layer="layout" svg:width="5.842cm" svg:height="1.524cm" svg:x="7.223cm" svg:y="7.472cm">
          <draw:text-box>
            <text:p><text:span text:style-name="T2">days old</text:span></text:p>
          </draw:text-box>
        </draw:frame>
        <draw:custom-shape draw:style-name="gr6" draw:text-style-name="P7" draw:layer="layout" svg:width="2.286cm" svg:height="1.143cm" svg:x="8.729cm" svg:y="8.394cm">
          <text:p text:style-name="P6"><text:span text:style-name="T2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2.286cm" svg:height="1.016cm" svg:x="8.702cm" svg:y="14.478cm">
          <text:p text:style-name="P6"><text:span text:style-name="T2">Dele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draw:layer="layout" svg:width="5.822cm" svg:height="1.016cm" svg:x="14.101cm" svg:y="6.588cm">
          <text:p text:style-name="P9"><text:span text:style-name="T3">N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5.842cm" svg:height="1.524cm" svg:x="14.208cm" svg:y="5.572cm">
          <draw:text-box>
            <text:p><text:span text:style-name="T2">Get meetings</text:span></text:p>
          </draw:text-box>
        </draw:frame>
        <draw:frame draw:style-name="gr5" draw:text-style-name="P5" draw:layer="layout" svg:width="5.842cm" svg:height="1.524cm" svg:x="14.208cm" svg:y="7.472cm">
          <draw:text-box>
            <text:p><text:span text:style-name="T2">hours old</text:span></text:p>
          </draw:text-box>
        </draw:frame>
        <draw:custom-shape draw:style-name="gr6" draw:text-style-name="P7" draw:layer="layout" svg:width="2.286cm" svg:height="1.143cm" svg:x="15.714cm" svg:y="8.394cm">
          <text:p text:style-name="P6"><text:span text:style-name="T2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5.715cm" svg:height="4.445cm" svg:x="14.208cm" svg:y="9.711cm">
          <text:p text:style-name="P2"><text:span text:style-name="T1">Results: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2.685cm" svg:y1="13.701cm" svg:x2="12.685cm" svg:y2="14.082cm">
          <text:p/>
        </draw:line>
        <draw:line draw:style-name="gr3" draw:text-style-name="P4" draw:layer="layout" svg:x1="19.67cm" svg:y1="9.917cm" svg:x2="19.67cm" svg:y2="9.79cm">
          <text:p/>
        </draw:line>
        <draw:line draw:style-name="gr3" draw:text-style-name="P4" draw:layer="layout" svg:x1="19.67cm" svg:y1="13.6cm" svg:x2="19.67cm" svg:y2="13.981cm">
          <text:p/>
        </draw:line>
        <draw:line draw:style-name="gr4" draw:text-style-name="P4" draw:layer="layout" svg:x1="19.379cm" svg:y1="9.696cm" svg:x2="19.379cm" svg:y2="14.27cm">
          <text:p/>
        </draw:line>
        <draw:custom-shape draw:style-name="gr9" draw:text-style-name="P10" draw:layer="layout" svg:width="5.822cm" svg:height="1.016cm" svg:x="7.301cm" svg:y="6.588cm">
          <text:p text:style-name="P9"><text:span text:style-name="T3">N</text:span></text:p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1.162cm" svg:height="1.148cm" svg:x="5.953cm" svg:y="6.329cm">
          <draw:text-box>
            <text:p><text:span text:style-name="T4">1</text:span><text:span text:style-name="T4">.</text:span></text:p>
          </draw:text-box>
        </draw:frame>
        <draw:frame draw:style-name="gr10" draw:text-style-name="P11" draw:layer="layout" svg:width="1.162cm" svg:height="1.148cm" svg:x="7.604cm" svg:y="8.366cm">
          <draw:text-box>
            <text:p><text:span text:style-name="T4">2</text:span><text:span text:style-name="T4">.</text:span></text:p>
          </draw:text-box>
        </draw:frame>
        <draw:frame draw:style-name="gr11" draw:text-style-name="P11" draw:layer="layout" svg:width="1.162cm" svg:height="1.255cm" svg:x="7.966cm" svg:y="11.302cm">
          <draw:text-box>
            <text:p><text:span text:style-name="T4">3.</text:span></text:p>
          </draw:text-box>
        </draw:frame>
        <draw:frame draw:style-name="gr12" draw:text-style-name="P11" draw:layer="layout" svg:width="1.162cm" svg:height="1.249cm" svg:x="7.585cm" svg:y="14.335cm">
          <draw:text-box>
            <text:p><text:span text:style-name="T4">4.</text:span></text:p>
          </draw:text-box>
        </draw:frame>
        <draw:frame draw:style-name="gr10" draw:text-style-name="P11" draw:layer="layout" svg:width="1.162cm" svg:height="1.148cm" svg:x="13.446cm" svg:y="6.461cm">
          <draw:text-box>
            <text:p><text:span text:style-name="T4">5.</text:span></text:p>
          </draw:text-box>
        </draw:frame>
        <draw:frame draw:style-name="gr13" draw:text-style-name="P11" draw:layer="layout" svg:width="1.162cm" svg:height="1.148cm" svg:x="14.589cm" svg:y="8.493cm">
          <draw:text-box>
            <text:p><text:span text:style-name="T4">6.</text:span></text:p>
          </draw:text-box>
        </draw:frame>
        <draw:frame draw:style-name="gr10" draw:text-style-name="P11" draw:layer="layout" svg:width="1.162cm" svg:height="1.148cm" svg:x="16.113cm" svg:y="11.668cm">
          <draw:text-box>
            <text:p><text:span text:style-name="T4">7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 Medium" svg:font-family="'G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5T14:08:00.991010415</meta:creation-date>
    <dc:date>2018-11-15T14:16:15.249119495</dc:date>
    <meta:editing-duration>PT8M13S</meta:editing-duration>
    <meta:editing-cycles>3</meta:editing-cycles>
    <meta:generator>LibreOffice/6.0.3.2$Linux_X86_64 LibreOffice_project/00m0$Build-2</meta:generator>
    <meta:document-statistic meta:object-count="25"/>
  </office:meta>
</office:document-meta>
</file>